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29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1.2846in"/>
    </style:style>
    <style:style style:name="co4" style:family="table-column">
      <style:table-column-properties fo:break-before="auto" style:column-width="0.622in"/>
    </style:style>
    <style:style style:name="co5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3" style:family="table-cell" style:parent-style-name="Excel_20_Built-in_20_Normal">
      <style:text-properties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OBJECT</text:p>
          </table:table-cell>
          <table:table-cell table:style-name="ce1" office:value-type="string">
            <text:p>EVENT</text:p>
          </table:table-cell>
          <table:table-cell table:style-name="ce1"/>
          <table:table-cell table:number-columns-repeated="1020"/>
        </table:table-row>
        <table:table-row table:style-name="ro2">
          <table:table-cell office:value-type="string">
            <text:p>Form</text:p>
          </table:table-cell>
          <table:table-cell office:value-type="string">
            <text:p>frmMultiGame</text:p>
          </table:table-cell>
          <table:table-cell table:number-columns-repeated="1022"/>
        </table:table-row>
        <table:table-row table:style-name="ro2">
          <table:table-cell office:value-type="string">
            <text:p>First Number</text:p>
          </table:table-cell>
          <table:table-cell office:value-type="string">
            <text:p>lblFirstNum</text:p>
          </table:table-cell>
          <table:table-cell/>
          <table:table-cell table:style-name="ce3"/>
          <table:table-cell table:number-columns-repeated="1020"/>
        </table:table-row>
        <table:table-row table:style-name="ro2">
          <table:table-cell office:value-type="string">
            <text:p>Second Number</text:p>
          </table:table-cell>
          <table:table-cell office:value-type="string">
            <text:p>lblSecNum</text:p>
          </table:table-cell>
          <table:table-cell table:number-columns-repeated="1022"/>
        </table:table-row>
        <table:table-row table:style-name="ro2">
          <table:table-cell office:value-type="string">
            <text:p>User Answers</text:p>
          </table:table-cell>
          <table:table-cell office:value-type="string">
            <text:p>txtAnswer</text:p>
          </table:table-cell>
          <table:table-cell office:value-type="string">
            <text:p>Leave()</text:p>
          </table:table-cell>
          <table:table-cell table:number-columns-repeated="1021"/>
        </table:table-row>
        <table:table-row table:style-name="ro2">
          <table:table-cell office:value-type="string">
            <text:p>Start/Stop Button</text:p>
          </table:table-cell>
          <table:table-cell office:value-type="string">
            <text:p>btnStart</text:p>
          </table:table-cell>
          <table:table-cell office:value-type="string">
            <text:p>Click()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Default" office:value-type="string">
            <text:p>Timer</text:p>
          </table:table-cell>
          <table:table-cell office:value-type="string">
            <text:p>Timer1</text:p>
          </table:table-cell>
          <table:table-cell office:value-type="string">
            <text:p>Tick()</text:p>
          </table:table-cell>
          <table:table-cell table:number-columns-repeated="1021"/>
        </table:table-row>
        <table:table-row table:style-name="ro2">
          <table:table-cell office:value-type="string">
            <text:p>Percent</text:p>
          </table:table-cell>
          <table:table-cell office:value-type="string">
            <text:p>lblPercent</text:p>
          </table:table-cell>
          <table:table-cell table:number-columns-repeated="1022"/>
        </table:table-row>
        <table:table-row table:style-name="ro2">
          <table:table-cell office:value-type="string">
            <text:p>Correct Number</text:p>
          </table:table-cell>
          <table:table-cell office:value-type="string">
            <text:p>lblCorrect</text:p>
          </table:table-cell>
          <table:table-cell table:number-columns-repeated="1022"/>
        </table:table-row>
        <table:table-row table:style-name="ro2">
          <table:table-cell office:value-type="string">
            <text:p>Wrong Number</text:p>
          </table:table-cell>
          <table:table-cell office:value-type="string">
            <text:p>lblIncorrect</text:p>
          </table:table-cell>
          <table:table-cell table:number-columns-repeated="1022"/>
        </table:table-row>
        <table:table-row table:style-name="ro2">
          <table:table-cell office:value-type="string">
            <text:p>End Program</text:p>
          </table:table-cell>
          <table:table-cell office:value-type="string">
            <text:p>btnExit</text:p>
          </table:table-cell>
          <table:table-cell office:value-type="string">
            <text:p>Click()</text:p>
          </table:table-cell>
          <table:table-cell table:number-columns-repeated="1021"/>
        </table:table-row>
        <table:table-row table:style-name="ro2">
          <table:table-cell office:value-type="string">
            <text:p>Check to Add instead of Multiply</text:p>
          </table:table-cell>
          <table:table-cell office:value-type="string">
            <text:p>ckAdd</text:p>
          </table:table-cell>
          <table:table-cell office:value-type="string">
            <text:p>Click()</text:p>
          </table:table-cell>
          <table:table-cell table:number-columns-repeated="1021"/>
        </table:table-row>
        <table:table-row table:style-name="ro1">
          <table:table-cell office:value-type="string">
            <text:p>Happy or Sad Pictures</text:p>
          </table:table-cell>
          <table:table-cell office:value-type="string">
            <text:p>picturebox1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 table:number-rows-repeated="5">
          <table:table-cell table:style-name="ce3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6">
          <table:table-cell table:style-name="ce3"/>
          <table:table-cell table:number-columns-repeated="1023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 table:number-rows-repeated="4">
          <table:table-cell table:style-name="ce3"/>
          <table:table-cell table:number-columns-repeated="1023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 table:number-rows-repeated="10">
          <table:table-cell table:style-name="ce3"/>
          <table:table-cell table:number-columns-repeated="1023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 table:number-rows-repeated="3">
          <table:table-cell table:style-name="ce3"/>
          <table:table-cell table:number-columns-repeated="1023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12/05/2014</text:date>, <text:time>16:3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5T16:33:18.63</dc:date>
    <dc:creator>G Lee</dc:creator>
    <meta:document-statistic meta:table-count="3" meta:cell-count="32" meta:object-count="0"/>
    <meta:generator>OpenOffice/4.1.1$Win32 OpenOffice.org_project/411m6$Build-9775</meta:generator>
  </office:meta>
</office:document-meta>
</file>